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Redirector.globalRedirect( boolean sessionMode ,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wardRedirector.ForwardRedirector(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Redirector.redirect( boolean sessionMode ,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wardRedirector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Redirector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Redirector.permanentRedirect( boolean sessionMode ,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